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8055e" officeooo:paragraph-rsid="0018055e" style:font-size-asian="21pt" style:font-weight-asian="bold" style:font-size-complex="24pt" style:font-weight-complex="bold"/>
    </style:style>
    <style:style style:name="P2" style:family="paragraph" style:parent-style-name="Standard">
      <style:paragraph-properties fo:text-align="start" style:justify-single-word="false"/>
      <style:text-properties style:font-name="Liberation Serif" fo:font-size="18pt" style:text-underline-style="none" fo:font-weight="normal" officeooo:rsid="0018055e" officeooo:paragraph-rsid="0018055e" style:font-size-asian="18pt" style:font-weight-asian="normal" style:font-size-complex="18pt" style:font-weight-complex="normal"/>
    </style:style>
    <style:style style:name="P3" style:family="paragraph" style:parent-style-name="Text_20_body">
      <style:paragraph-properties fo:text-align="start" style:justify-single-word="false"/>
      <style:text-properties fo:font-variant="normal" fo:text-transform="none" fo:color="#1d2125" loext:opacity="100%" style:font-name="Liberation Serif" fo:font-size="18pt" fo:letter-spacing="normal" fo:font-style="normal" fo:font-weight="normal" officeooo:paragraph-rsid="0018055e" style:font-size-asian="18pt" style:font-size-complex="18pt"/>
    </style:style>
    <style:style style:name="P4" style:family="paragraph" style:parent-style-name="Text_20_body">
      <style:paragraph-properties fo:text-align="start" style:justify-single-word="false"/>
      <style:text-properties fo:font-variant="normal" fo:text-transform="none" fo:color="#1d2125" loext:opacity="100%" style:font-name="Liberation Serif" fo:font-size="18pt" fo:letter-spacing="normal" officeooo:paragraph-rsid="0018055e" style:font-size-asian="18pt" style:font-size-complex="18pt"/>
    </style:style>
    <style:style style:name="P5" style:family="paragraph" style:parent-style-name="Text_20_body">
      <style:paragraph-properties fo:text-align="start" style:justify-single-word="false"/>
      <style:text-properties fo:font-variant="normal" fo:text-transform="none" fo:color="#1d2125" loext:opacity="100%" style:font-name="Liberation Serif" fo:font-size="12pt" fo:letter-spacing="normal" fo:font-style="normal" fo:font-weight="normal" officeooo:paragraph-rsid="0018055e" style:font-size-asian="10.5pt" style:font-size-complex="12pt"/>
    </style:style>
    <style:style style:name="P6" style:family="paragraph" style:parent-style-name="Text_20_body">
      <style:paragraph-properties fo:text-align="start" style:justify-single-word="false"/>
      <style:text-properties fo:font-variant="normal" fo:text-transform="none" fo:color="#1d2125" loext:opacity="100%" style:font-name="Liberation Serif" fo:font-size="12pt" fo:letter-spacing="normal" officeooo:paragraph-rsid="0018055e" style:font-size-asian="10.5pt" style:font-size-complex="12pt"/>
    </style:style>
    <style:style style:name="T1" style:family="text">
      <style:text-properties officeooo:rsid="0018055e"/>
    </style:style>
    <style:style style:name="T2" style:family="text">
      <style:text-properties fo:font-style="normal" fo:font-weight="normal"/>
    </style:style>
    <style:style style:name="T3" style:family="text">
      <style:text-properties fo:font-style="normal" fo:font-weight="normal" officeooo:rsid="0018055e"/>
    </style:style>
    <style:style style:name="T4" style:family="text">
      <style:text-properties style:font-name="Poppins" fo:font-size="9pt" fo:font-style="normal" fo:font-weight="normal"/>
    </style:style>
    <style:style style:name="T5" style:family="text">
      <style:text-properties fo:font-size="9pt" fo:font-style="normal" fo:font-weight="normal"/>
    </style:style>
    <style:style style:name="T6" style:family="text">
      <style:text-properties style:text-underline-style="none" officeooo:rsid="0018055e" style:font-weight-asian="normal" style:font-weight-complex="normal"/>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deo:</text:p>
      <text:p text:style-name="P1"/>
      <text:p text:style-name="P3"><text:span text:style-name="T6">1.- Tabla comparativa de los 5 bitrates o framerates más comunes (Netflix, Youtube, Blu-ray, DVD, etc..).</text:span></text:p>
      <text:p text:style-name="P5"><text:span text:style-name="T6"/></text:p>
      <text:p text:style-name="P5"><text:span text:style-name="T6"/></text:p>
      <text:p text:style-name="P3"><text:span text:style-name="T6">2.- </text:span>Elabora una tabla comparativa con los principales formatos de audio: WebM, ogg, Real Video, MP4, mov, wmv, Flash video. Para cada uno indica el significado de las siglas, la compañía que lo desarrolla, el tipo de compresión (sin compresión, sin pérdida, con pérdida), para qué se suele usar y otras peculiaridades que encuentres.</text:p>
      <text:p text:style-name="P5"/>
      <text:p text:style-name="P5"/>
      <text:p text:style-name="P4"><text:span text:style-name="T3">3.- </text:span><text:span text:style-name="T2">Elige un software de edición de vídeo, luego descarga algún video en un formato adecuado para aplicar ediciones. Finalmente edita este vídeo para aplicarle alguna modificación: recortar, comprimir, convertir formato… lo que desees.</text:span></text:p>
      <text:p text:style-name="P6"><text:span text:style-name="T2"/></text:p>
      <text:p text:style-name="P6"><text:span text:style-name="T2"/></text:p>
      <text:p text:style-name="P4"><text:span text:style-name="T3">4.- </text:span><text:span text:style-name="T2">Crea un elemento de video en html que aparezca dentro de un marco o borde negro de 2px, de unas dimensiones que se correspondan con la resolución SD. También debe mostrar como carátula (la imagen que el video muestra mientras se carga o hasta que el usuario no pulse para reproducirlo). Muestra también los controles. El video debe estar en 3 formatos diferentes apropiados para la web ordenados por compatibilidad y mostrar un mensaje en caso de que el navegador no sea compatible con ninguno de ellos. Por otro lado habría que añadir dos enlaces. Uno para </text:span><text:soft-page-break/><text:span text:style-name="T2">descargar el video y otro para abrirlo en una página nueva. Como ampliación del ejercicio, puedes eliminar los controles por defecto y crear unos botones personalizados que hagan la misma función (usando javascript).</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7T10:39:38.407000000</meta:creation-date>
    <dc:date>2023-01-27T10:42:16.220000000</dc:date>
    <meta:editing-duration>PT2M37S</meta:editing-duration>
    <meta:editing-cycles>2</meta:editing-cycles>
    <meta:generator>LibreOffice/7.4.1.2$Windows_X86_64 LibreOffice_project/3c58a8f3a960df8bc8fd77b461821e42c061c5f0</meta:generator>
    <meta:document-statistic meta:table-count="0" meta:image-count="0" meta:object-count="0" meta:page-count="2" meta:paragraph-count="5" meta:word-count="236" meta:character-count="1457" meta:non-whitespace-character-count="1226"/>
  </office:meta>
</office:document-meta>
</file>